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background-color="#ffff00"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УКОЛЫ</text:p>
      <text:p text:style-name="P3"/>
      <text:p text:style-name="P3">1</text:p>
      <text:p text:style-name="P3"/>
      <text:p text:style-name="P5">Ана всегда ненавидела утренние уколы, эту болезненную предписанную врачами процедуру, с которой начинался каждый день. Она старалась подготовиться к ней заранее - многоразовый шприц с длинной иглой и ампула еще с вечера лежали на столике у ее постели. Но иногда ей не хотелось даже просыпаться, зная, что ее ждет очередной укол, после которого ее нередко начинало тошнить, и весь день было такое чувство, что она никак не может проснуться.</text:p>
      <text:p text:style-name="P5">После того Ана стала жить вместе с Нивом - в своей тесной неприглядной квартире, на высоте в восемь этажей над бесшумной эстакадой, где бывало так душно по вечерам, а днем оконные стекла раскалялись от солнца, - утренние уколы уже не казались ей столь мучительными. Все делал Нив. У него отлично получилось, он умело обращался со шприцом. Иногда Ана даже не успевала что-то почувствовать, едва проснувшись, еще не успев прийти в себя - быстрая острая боль от укола, как странный ритуал пробуждения, после которого сон окончательно отступал, и начиналось утро - с поцелуя и легкой <text:s/>тошноты.</text:p>
      <text:p text:style-name="P6">Перед отъездом Нив почему-то больше всего беспокоился о том, как Ана будет справляться с этими болезненными инъекциями сама, как будто до их знакомства она не жила много лет одна. Как будто в действительности назначение волновало его куда сильнее, чем он старался показать, и он лишь неумело делал вид, что все, о чем беспокоится - это уколы.</text:p>
      <text:p text:style-name="P5">Ану удивляло все это. Бывали моменты, когда она думала, что он и сам боится уезжать, и ей нужно лишь просто попросить его остаться. Но она молчала. Чем-то ей даже нравилась эта преувеличенная забота, из-за которой она чувствовала приятное, какое-то беспомощное спокойствие, и ей начинало казаться, что отъезд Нива лишь приснился в навязчивом кошмаре, что уедет он еще так не скоро, а вернется так быстро, всего через несколько дней, через несколько часов - она просто придет домой из института, а он уже будет ее ждать.</text:p>
      <text:p text:style-name="P5">Нив каждое утро - в те последние дни - настойчиво пытался ей все объяснить, заставлял ее внимательно следить за своими действиями, когда делал очередной укол, медленно и осторожно, а Ана лишь сонно улыбалась, слушая его ровный и теплый голос, ей совсем не хотелось смотреть на многоразовый шприц со стальным поршнем, зажатый в его руке, ей хотелось закрыть глаза и поспать еще немного, ведь весь мир, едва <text:soft-page-break/>проснувшись, был еще так нереален, а в комнате пахло духотой и приторным подсластителем для напитком, а за плотно задвинутым окном уносились в сторону рассвета скоростные поезда. Солнечные блики плавно скользили по чистым стенам. Кровать еще сохранила тепло их тел, но Нив был уже одет - в наглухо застегнутой рубашке, с чуть помятым воротничком.</text:p>
      <text:p text:style-name="P6">День его отъезда тогда и правда был таким несбыточным и далеким.</text:p>
      <text:p text:style-name="P5">Ана хотела сказать, что всю жизнь делала себе уколы, что не нужно ей ничего объяснять, <text:s/>и она отлично справится и так, но почему-то молчала. <text:s/>Нив бережно протирал ей кожу кусочком ваты, смоченной шаром.</text:p>
      <text:p text:style-name="P5">Ана начинала вспоминать, как ее учили делать себе уколы в интернате - она уже не помнила кто, ей так же не хотелось смотреть, это было противно и больно, шприц казался огромным и страшным, а рука, перетянутая резиновым жгутом, затекала, но она помнила голос, мужской, настойчивый и терпеливый, который, впрочем, иногда раздраженно повышался, как будто ее первый врач на время забывал о том, что объясняет, как делать инъекции ребенку.</text:p>
      <text:p text:style-name="P5">Нет, нет, ты смотри, вот здесь бьется венка, ну видишь, ведь это совсем несложно - берем ампулу, вставляем ее в шприц, вот так, до щелчка, и больше ничего делать не надо, теперь просто посмотри (маленькая капелька заблестела на острие игры), это обязательно, это нужно делать непременно, это как... (не получается подобрать уместное сравнение), теперь перетягиваем руку чуть ниже локтя, теперь надо несколько раз энергично сжать и разжать кисть, да, как будто ты сжимаешь что-то (на ладони остается следы от ногтей), а теперь...</text:p>
      <text:p text:style-name="P5">Но ведь это и больно и как-то непонятно - самой медленно вводить иглу под кожу, прокалывая вену - а что если я вздрогну, игла сломается и - Ана вспоминала какой-то странный образ, то ли придуманный, то ли подсмотренный где-то, - и кровь начнет прыскать прыскать из отломанного кончика иглы.</text:p>
      <text:p text:style-name="P5">Хотя Ана никогда не ломала иглу, она часто не могла попасть в вену с первого раза - рука ее была вся исколота и болела, но, сколько бы раз ей не показывали, не пытались объяснить, насколько это просто - те люди в стерильно-белых халатах, не сохранившие в ее воспоминаниях лиц, от которых пахло формалином - она напрочь забывала все советы и наставления, стоило ей лишь взять в руки шприц.</text:p>
      <text:p text:style-name="P6">Когда Нив все-таки уехал, и утром Ану ждала только регулярная инъекция и спешные сборы на работу, превозмогая дурноту после укола, ей даже не хотелось просыпаться.</text:p>
      <text:p text:style-name="P5"/>
      <text:p text:style-name="P3"><text:soft-page-break/>2</text:p>
      <text:p text:style-name="P5"/>
      <text:p text:style-name="P5">Перед отъездом Нив оставил ей странную памятку - список каких-то невразумительных дел, многозначительные номера, адреса и названия, - которую она в первое же утро без него, едва успев справиться с тошнотой от лекарства, нашла рядом с радио-приемником на столе. Нив ничего не говорил ей об этом, когда они прощались; памятка просто оказалась там же, где и программа радио-вещания с выписанными от руки частотами его любимых станций. Может, он вовсе и не оставлял эту памятку, даже не хотел, чтобы Ана ее нашла, а попросту забыл этот чуть помятый желтоватый лист бумаги на столе. Он поначалу хотел составить для нее поручения, длинный список, пункты в порядке убывания, но потом неожиданно передумал, даже не дописал свой список, осознав, как это глупо - писать ей напоминания о том, что сам боишься забыть. А может, он просто решил, что нет смысла планировать что-то так настойчиво и дотошно, когда уже совсем скоро он вернется домой. Грядущий праздник красок они встретят уже вместе. Вместе поедут в медицинский центр к новому врачу. Но странная записка так и осталась лежать на столе.</text:p>
      <text:p text:style-name="P5">Ана взяла ее с собой, аккуратно свернув и спрятав в кармане куртки - она подумала, что Нив забыл сказать ей перед отъездом о чем-то очень важном и оставил это послание, которое она должна прочитать как можно быстрее, еще в поезде, еще до того, как приедет в инстут. Ана сильно волновалась, ей казалось, что она сильно опаздывает, хотя и вышла из дома значительно раньше, чем обычно. Первое утро без него. Но нет, дни теперь нужно было считать в обратном порядке. Каждый новый рассвет сокращал расстояние, которое разделяло их.</text:p>
      <text:p text:style-name="P5">С того дня Ана всегда носила эту памятку с собой. Она многое в ней не понимала, как будто Нив нарочно пытался ее запутать, оставил ей зашифрованное послание, какие-то числа, длинные слова на гали, незнакомые названия - каждая запись под строгим порядковым номером, - которое нужно было еще мучительно разгадывать, используя ту же технику, что и при анализе фрагментов.</text:p>
      <text:p text:style-name="P6">Впрочем, кое-что в памятке было действительно полезно. Например, второй пункт, адрес медицинского центра, куда недавно перевели Ану, и где она должна будет теперь проходить регулярный осмотр. </text:p>
      <text:p text:style-name="P6">Иногда Ана думала, что Нив записал этот адрес для себя, как и все остальные малопонятные пункты - чтобы самому не забыть о том, что столько раз напоминал ей перед отъездом.</text:p>
      <text:p text:style-name="P6">Как проехать до станции. </text:p>
      <text:p text:style-name="P6">Как пройти пешком до центра. </text:p>
      <text:p text:style-name="P6">Потом новый адрес, новое дробное число. </text:p>
      <text:p text:style-name="P5"><text:soft-page-break/>Ей казалось, что вся жизнь ее непоняно расписана на этом листке - ее боль, ее дыхание, монотонная работа, толкучка в поезде, одиночество, смерть - и все остальные бесчисленные пункты, один из другим, как будто всему вокруг присвоен собственный порядковый номер, путь пешком по раскаленной улице, здание в абитинском стиле, после него еще одно, такое же, а затем следуют... - выход в город, медицинский центр, духота ожидания, пустыня перед дождем... - и другие странные числа, приметы, воспоминания, радиостанции, передающие помехи и тишину, названия на древнем языке, куда более важные, чем простые слова, даже звучание которых имеет особый смысл, из-за чего их нельзя часто произносить вслух. И ничего не понятно, и голова начинает болеть из-за отчаяния - номера по возрастанию, до самого края листа, до окраины города.</text:p>
      <text:p text:style-name="P5">Нив собирался съездить вместе с Аной в новый центр, показать ей дорогу, но не успел, закрутился перед отъездом - в конце концов это было не так уж и важно, он совсем скоро вернется, а ей нужно ездить к врачу только пару раз в год. Ана никогда не понимала смысл этого обследования, ей никогда не сообщали результат - известно было лишь то, что болезнь неизлечима и что после каждого визита ей обязательно выдадут новый рецепт.</text:p>
      <text:p text:style-name="P5">Ана вспомнила о том, что ей нужно скоро ехать на прием совсем случайно - одним бесцветным утром, когда даже с третьего раза не могла попасть в вену иглой, как много лет назад, когда впервые начинала сама делать себе уколы, и даже разбила одну из ампул, вставляя ее в шприц. Вначале она даже поехала по старому адресу, слишком поздно вспомнив, что ее перевели - в совсем другой конец города, не объясняя как обычно причин. Но памятка с новым адресом была у нее с собой. </text:p>
      <text:p text:style-name="P6">Как проехать до станции.</text:p>
      <text:p text:style-name="P6">Как пройти до здания пешком.</text:p>
      <text:p text:style-name="P5">Ана перепутала все эти сложные названия на древнем языке, которые ей было сложно даже выговорить вслух, села не на ту линию, долго бродила по улицам, спрашивая, как ей пройти, у прохожих, но никто не мог ей помочь, никто не знал, где находится медицинский центр. Она начинала думать, что в адрес в памятке такой же неправильный, как и длинные радио-частоты, по которым не было ничего, кроме невозмутимого молчания.</text:p>
      <text:p text:style-name="P5">Она устала. Респираторная маска точно забилась уличной пылью. Дышать было тяжело. Она уже не верила в то, что записанный в ее памятке под вторым пункто адрес действительно существует, когда наконец вышла, совершенно случайно, на медицинский центр.</text:p>
      <text:p text:style-name="P5">Здание казалось неотличимым от простых жилых домов на улице - высокое новое строение с выкрашенными в синий и красный округлыми <text:soft-page-break/>израсцами на стенах, массивная изогнутая дугой арка над входом, коническая крыша. Ана и сама не понимала, что она ожидала увидеть. У дверей никого не было, никто не проверял входящих. Отворив дверь, она сразу попала в просторный хорошо освещенный зал, где все окна были плотно закрыты, а электричество заменяло жаркое вечернее солнце.</text:p>
      <text:p text:style-name="P5"/>
      <text:p text:style-name="P3">3</text:p>
      <text:p text:style-name="P5"/>
      <text:p text:style-name="P5">Ана сильно опоздала, однако новый <text:span text:style-name="T1">врач </text:span>встретил ее приветливо и любезно - он даже поднялся из-за стола и сделал несколько шагов на встречу к ней - как она будто она пришла в дорогой магазин, где собиралась что-то купить. </text:p>
      <text:p text:style-name="P5">Врач, высокий и худощавый, выглядел совсем не так, как ожидала Ана - он был похож на тех людей, с которыми она постоянно встречалась в надземки, невзрачная серая одежда, никаких белых халатов и едкого запаха лекарст, усталый влажный взгляд. Рабочий день уже подходил к концу, наверняка она последний пациент. Поначалу Ана даже почувствовала облегчение. Здесь все будет значительно проще, без обследований и надоедливых вопросов; он просто выпишет ей новое направление, и она вернется домой.</text:p>
      <text:p text:style-name="P5">Врач стоял, упираясь рукой в стол, ожидая чего-то от Аны. Она остановилась в дверях, как-то испуганно улыбаясь, не решаясь пройти. Облегчение вдруг сменилось странной неприязнью к этому незнакомому человеку. Было в его облике что-то неприятное и раздражающее - даже больше, чем длинный врачебный халат и медикаментозный смрад. Слегка помятый костюм казался на несколько размеров больше, и широкие рукава дрябло свисали с рук. Кожа на лице была бугристой, словно изъеденной; лоб прорезали глубокие мощины. Ана попыталась вспомнить название кожной болезни - сложное мучительное слово, - о которой слышала что-то раньше. </text:p>
      <text:p text:style-name="P5">В кабинете врача, как и в холле для ожидания этажом ниже, было свежо и прохладно. Во всем центре исправно работали сотни очистителей, выдыхая пронзительный стылый воздух, из-за которого, казалось, на стенах вот-вот выступит иней. Ане так легко дышалось без респираторной маски, что она совсем не чувствовала себя больной.</text:p>
      <text:p text:style-name="P5">- Так... - медленно проговорил врач, снова усаживаясь в свое скрипучее кресло.</text:p>
      <text:p text:style-name="P5">Ана наконец решилась к нему подойти.</text:p>
      <text:p text:style-name="P5">На столе лежали стопки каких-то измятых протоколов, тетрадей и папок, непонятные разрозненные листки, исписанные мелким невразумительным почерком. Сувенир в виде старинной реактивной <text:soft-page-break/>ракеты придавливал бумагу, не давая ей упасть со стола.</text:p>
      <text:p text:style-name="P5">- Так, - повторил врач, непонятно долго всматриваясь в какой-то согнутый пополам лист, где было написано всего несколько слов.</text:p>
      <text:p text:style-name="P5">Он вел себя так, как если бы Ана была самым первым его пациентов, и до этого вечера ему не доводилось еще принимать больных, хотя по возрасту он вполне подходит на должность заведующего всем медицинским центром.</text:p>
      <text:p text:style-name="P5">- Это не займет много времени, - сказал врач, продолжая разбираться в халатном беспорядке у себя на столе. - Нужно будет сделать всего лишь один небольшой тест. Нам как раз недавно привезли совсем новый аппарат.</text:p>
      <text:p text:style-name="P5">Ана наконец вспомнила название кожной болезни.</text:p>
      <text:p text:style-name="P5">Врач наконец оставил свои бессвязные бумаги и поднялся. Кресло снова шатко скрипнула. Они прошли в соседнюю комнату, где сильно пахло каким-то резким обжигающим препаратом, точно химически-белые стены недавно травили кислотой, и у Аны закружилась голова. Стол и неудобная скамейка в этом тесном квадратном помещении были затянуты плотной прозрачной пленкой. К столу был намертво привинчен массивный улогий аппарат, чем-то напоминавший человеческие легкие. Два выпуклых стеклянных резервуара разделял серебристый стальной стержень, как штифт механического позвоночника, криво упиравшийся в застеленную целлофаном проверхность стола. От вспученных колб поднимались широкими дугами две металлические трубки, которые тесно сходились вместе, уплощаясь на концах, точно кто-то судорожно сжимал их зубами от боли.</text:p>
      <text:p text:style-name="P5">Врач показал рукой рукой на скамейку, и Ана села. Сам же он встал напротив нее, перед аппаратом.</text:p>
      <text:p text:style-name="P5">- Так, - сказал он. - Все уже готово. Теперь просто попробуйте дышать через трубки... Нет, нет, дышите только ртом.</text:p>
      <text:p text:style-name="P5">Жидкость в прозрачных колбах начала пениться и бурлить. Ана чувствовала, как каждый вздох обжигает ей все горло. Легкие разрывало от боли. Рот наполнился горькой слюной.</text:p>
      <text:p text:style-name="P5">- Что чувствуете? - спросил врач.</text:p>
      <text:p text:style-name="P5">Ана отодвинулась от аппарата, собираясь ответить. Губы горели. От ее рта к изогнутым трубкам потянулась тонкая ниточка слюны.</text:p>
      <text:p text:style-name="P5">- Нет, нет! - поспешно сказал врач. - Продолжайте дышать!</text:p>
      <text:p text:style-name="P5">Ана продолжила дышать.</text:p>
      <text:p text:style-name="P5">В аппарате чтото кипело и потрескивало. Когда Ана пыталась сделать вздох, легкие ее наполнялись каким-то едким паром, который, казалось, пропитывал ее насквозь. Весь рот ее был полон горькой слюной, но Ана боялась, что если проглотит ее, то ее тут же вырвет, вывернет наизнанку. Липкая струйка потекла у нее по подбородку.</text:p>
      <text:p text:style-name="P5"><text:soft-page-break/>- Вот, сплюньте, - сказала врач, пододвигая к ней судно.</text:p>
      <text:p text:style-name="P5">Ана резко дернулась от аппарата, дыхательная трубка поцарапала ей щеку с внутренней стороны, а громоздкие искусственные легкие шатко покачнулись на столе - терпеть уже не было сил, - и сплюнула в облезшее от постоянной чистки судно. Вся гортань воспалилась как во время катаракты, Ане хотелось прополоскать рот водой, но она не решилась попросить об это врача. Врач молча стоял над Аной и смотрел, как она, согнувшись над судном, пытается справиться с тяжелым рвотным спазмом, сплевывая густую желтую слюну. Боль в груди нарастала. Губы Аны сводило от горечи.</text:p>
      <text:p text:style-name="P5">- Продолжайте дышать, - улыбаясь, сказал врач.</text:p>
      <text:p text:style-name="P5">Он коснулся аппарата на столе, повернув какой-то незаметный переключатель, потом провел пальцами по его металлическому хребту, как бы проверяя, что с устройством все в порядке, что Ана не нанесла ему вреда. Жидкость в округлых резервуарах заметно потемнела.</text:p>
      <text:p text:style-name="P5">Ана вновь зажала губами плотные трубки, от которых исходил резкий металлический вкус. Она попыталась представить - надеясь, что так ей будет легче перенести все эти необъяснимые мучения, - будто бы едкий пар, обдающий ее легкие, постепенно исцеляет ее. Лечение болезненно, но нужно терпеть, нужно продолжать дышать, и только тогда она станет такой же, как остальные, и ей больше не потребуется респираторная маска. Пар выжигает болезнь из ее тела, легкие судорожно расширяются, набирая воздух, пропитанный безжалостным препаратом, горечь скапливается во рту. </text:p>
      <text:p text:style-name="P5">Когда Ану рвало в судно, врач, наверное, продолжал внимательно рассматривать аппарат. Потемневшая, словно спекшаяся жидкость в стеклянных легких вспенилась, пузырьки оседали на стенках сосудов. Ана уже знала, что он скажет, когда отворачивалась от судна, вытирая губы. Врач так и не предложил ей воды.</text:p>
      <text:p text:style-name="P5">- Продолжайте дышать.</text:p>
      <text:p text:style-name="P5">Ана тяжело вздохнула, все тело ее дрожало.</text:p>
      <text:p text:style-name="P5">- Но я больше не могу, - тихо сказала Ана.</text:p>
      <text:p text:style-name="P5">- Плохо, - сказал врач и покачал головой.</text:p>
      <text:p text:style-name="P5">Это звучало как неутешительный диагноз. Ана даже пожалела о своих словах - ведь если она сделает над собой усилие, если она попытается...</text:p>
      <text:p text:style-name="P5">- Впрочем, - сказал врач, вновь что-то трогая на аппарате, - быть может, этого и достаточно.</text:p>
      <text:p text:style-name="P5">Жидкость в колбах осела, но так и не вернула свой первоначальный цвет.</text:p>
      <text:p text:style-name="P5">- Да, к сожалению, не самая приятная процедура, - сказал врач, <text:soft-page-break/>закрывая за Аной дверь в упакованную пленкой комнату. - Но, к сожалению, необходимая. И весьма эффективная.</text:p>
      <text:p text:style-name="P5">Он сел в широкое кресло, которое со скрипом повернулась вокруг своей оси, по направлению к столу. Блестящая модель ракеты. Листки бумаги, исчерканные кем-то как во время припадка. Ана пристроилась на стуле напротив него. Голова у нее кружилась от слабости. Она взволнованно ждала, когда он что-нибудь скажет - почему дышать было так мучительно, а жидкость в стеклянных колбах потемнела и стала похожа цветом на гной, настолько плохо то, что ее стошнило, для чего вообще этот аппарат - или хотя бы спросит, как она чувствовала себя последние дни. В старом центре ее всегда спрашивали. Хотя никогда и не слушали ответ.</text:p>
      <text:p text:style-name="P5">- Вы знаете... - начала Ана, влажно покашливая, говорить все еще было тяжело. - Вы знаете, мне... Мне последнее время становится немного хуже... И мне кажется, что это происходит... что это уколов.</text:p>
      <text:p text:style-name="P5">Врач посмотрел и несколько раз кивнул, поморщив губы.</text:p>
      <text:p text:style-name="P5">- Да, да, возможно... Это в принципе нормально. Сейчас я выпишу вам направление. Будете принимать новый препарат.</text:p>
      <text:p text:style-name="P5">И тут Ана поняла - она вовсе не была первым пациентом. Просто ее болезнь предсказуема и неинтересна, не нужно ничего исследовать, ставить диагноз, всегда известен исход. Все проходило также как и у сотен других - чередование симптомов, регулярные проверки, новые препараты до тех пор, пока она просто не перестанет дышать. И врач как будто боялся это показать.</text:p>
      <text:p text:style-name="P5">Врач протянул Ане тонкий почти прозрачный лист, отмеченный его размашистой торопливой подписью, и вежливо попрощался.</text:p>
      <text:p text:style-name="P5">- Вам станет лучше, - сказал он, но это звучало как приговор.</text:p>
      <text:p text:style-name="P5">Ана так и не решилась спросить его о том, что же делал похожий на человеческие легкие аппарат. Даже дома, спустя несколько часов после обследования, она все еще ощущала разъедающий запах кислоты и тяжелую боль в грудной клетке. Ее мучала жажда, которая не проходила, сколько бы она ни пила воды. Она не помнила даже, как смогла наконец заснуть - помнила только, что всю ночь почему-то работало радио, или же ей просто приснился такой странный бессветный сон, в котором не было ничего, кроме треска помех. </text:p>
      <text:p text:style-name="P5">Утром шприц и ампула уже ждали ее на столике у постели.</text:p>
      <text:p text:style-name="P5"/>
      <text:p text:style-name="P3">4</text:p>
      <text:p text:style-name="P5"/>
      <text:p text:style-name="P5">После укола новым препаратом Ана почувствовала себя оглушенной как после контузии, тело ее налилось тяжестью, и она подумала, что стоит ей лишь задремать перед собственным отражением в окне, на секунду <text:soft-page-break/>забыться, как она погрузиться в бесконечный затягивающий словно пучина сон, и никогда уже не сможет проснуться. Но нужено было продолжать дышать, просто дышать. Спустя какое-то время ей и правда стало легче, как и обещал врач. Удушье уже не мучало ее, даже спертый воздух в нагретой утренним солнцем комнате не беспокоил Ану. Она дышала ровно и глубоко, ее даже мучили приступы тошноты как после прежних уколов. На парализованной эстакаде эстакаде не горели огни, не проносились скоростные поезда, но это уже не беспокоило Ану. Улица в окне была тихой и бесцветной как обычно. Даже радио работало без помех.</text:p>
      <text:p text:style-name="P5">Третий пункт в памятке Нива. Ана не понимала - это было просто длинное название одной из станций надземки. Она ездила туда еще до визита к врачу и не заметила ничего, что могло бы заинтересовать Нива. Следующий пункт - также станция надземки, которую Ане уже пришлось искать по карте движения поездов, той самой, с прочерченным синей ручкой маршрутом, придуманном вместе с Илой.</text:p>
      <text:p text:style-name="P5">Северная магистраль была по-прежнему закрыта, и улица, отключенная от живой транспортной сети, казалась пустой и заброшенной, оцепеневшей, как и Ана после утреннего укола.</text:p>
      <text:p text:style-name="P5">Все вокруг Аны двигалось как-то неправдоподобно медленно, как будто инъекция, после которой все еще ныла чуть ниже локтя ее левая рука, исказила ее ощущение времени. Полицейские вдалеке, продолжавшие невозмутимо сторожить запечатанный вход на станцию Нивартан, были похожи на окоченевшие куклы, в тошнотворно красной отталкивающей одежде, безвольные, скованные в движениях. Громоздская эстакада над головой затмевала утреннее солнца, и в ее ощеристой неровной тени все как будто мертвенно застывало. Ане было сложно даже заставить себя сделать шаг, не из-за того, что болели ноги или начинался приступ удушья, а из-за какого-то странного упорного сопротивления окружающего пространства. </text:p>
      <text:p text:style-name="P5">Черный полицейский виман, зависший над улицей на уровне эстакады, между пустыми сверкающими под солнцем путями и цветной стеной раскрашенного здания, медленно покачивался на волнах в дрожащей дымке кипящего от работающих двигателей воздуха. Нос его, в котором сходились в единую геометрическую плоскость ломаные панели обшивки, плавно поднимался, и весь корпус, мягко выписывая в воздухе округлую дугу, вновь обездвиженно замирал, тяжело повисая над тротуаром, синхронизировав амплитуду своих неустойчивых колебаний с сонным ритмом занимавшегося дня, точно огромный дышащий жаром гироскоп, достигнув тонкой неустойчивого баланса между собой и своей собранной в складки на дорожном камне тени. Улицы уходили в пустоту, небо казалось засвеченным как от фото-вспышки. Бесцветная толпа на <text:soft-page-break/>Самкаре медленно, единой массой двигала в сторону подъема на перрон. Ану никто не толкал. Все как будто расступались вокруг нее.</text:p>
      <text:p text:style-name="P6">Пятый пункт в памятке - безотносительный номер, похожий на дробную частоту безвестной радио-станции, о которой никто ничего не знал. Ана попыталась настроить свой приемник, ведь это число наверняка имело особый смысл, однако не услышала ничего, кроме тишины. Как вечный перерыв в эфире. Все это было как-то связано - названия станций, радио-частота, визит к врачу, и лишь из-за укола, который ввел Ану в состояние беспомощного транса, она не могла понять, ощущить эту связь. Но зато дышать было легко.</text:p>
      <text:p text:style-name="P6">Шестой пункт - снова число, теперь уже похожее на дату - цифры, выведенные второпях, разведены косыми росчерками, и вся эта скоропись разбита на равные части, но года нет, год неизвестен. Ана не понимала, было ли это вызывающим холодок ужаса совпадениям, когда незнакомые люди и числа вдруг обретают неожиданный смысл, стоит лишь совместить их в памяти, представить их вместе, один за другим, в том виде, в котором им отказала слепая действительность - или же Нив специально записал этот день, непременно под номером шесть, дату без указания года, хотя день и путешествовал из года в год, неотвратимо приближаясь к завершению этого сезона, а за ним и следующего, до последней отметки в календаре. Ведь наверняка же она ему говорила. Ведь это казалось ей таким важным - до того, как она нашла оставленный список на столе. Но зачем это было нужно - напоминать ей о том, что она никак не смогла бы забыть.</text:p>
      <text:p text:style-name="P6">День эфира, когда приходит новое сообщение, последовательность закодированных сигналов, похожая одновременно на небесную музыку и черный гортанный шум. Все сотрудники, согласно беспрекословной традиции, слушают звуковое послание, на тот момент еще лишенное смысла, в широком изломанном зале без окон. Тем временем во всех коридорах гаснет свет.</text:p>
      <text:p text:style-name="P6">Ана была уверена, что рассказывала Ниву, о том, как происходит прием, самая первая запись - сначала яркий свет, затем выжидательная тишина, когда нельзя говорить даже шепотом, ни слова, а потом первичный анализатор, уставившись мерцающими экранами в затаивших дыхание людей, начинает проигрывать странную, словно вывернутую наизнанку мелодию - и Нив слушал, ему было интересно, эфир, то, что происходит в здании с залитыми цементом окнами, а Ана увлеченно рассказывала ему обо всем, что могла вспомнить, о том, что, согласно специальным распоряжениям института, обо всем этом нельзя никому рассказывать, говорила, пока ей не становилось трудно дышать и не начинала кружиться голова, словно в шуме, которые издавали приемники и вычислительные <text:soft-page-break/>машине, в сизом свете лучевых экранов, был весь смысл ее жизни, и ее ежедневная работа становилась вдруг такой увлекательной и значительной лишь из-за того, что она могла о ней рассказать. А Нив слушал, даже не решаясь перебивать ее вопросами, в потом записал дату следующего эфира под номером шесть. Наверное, сразу же после того, как в очередной раз настойчиво показывал ей, как нужно делать уколы. Наверное, даже не сомневаясь в том, что к этому времени он уже вернется домой.</text:p>
      <text:p text:style-name="P5">Новый препарат действовал, хотя Ана еще не до конца понимала как. Станция надземки под номером три - ведь так и правда было проще запомнить - оказалась на одной из северо-восточных линий, и Ана постоянно проезжала мимо нее, в легкой полудреме, во время своего медленного возращения домой. Через станцию под номером четыре проходила закрытая северная магистраль, та ее часть, за сверкающим изгибом путем, где Ана ни разу не была. Радио-частота не работала. День эфира был завтра.</text:p>
      <text:p text:style-name="P2">Список продолжался и дальше, номера по возрастанию, новые многозначные числа и непонятные слова. Рука после укола болела, но боль была приглушенной и вялой, как от старого пореза, который зачем-то, из-за раздражающего зуда, потревожила вновь, содрав темные чешуйки запекшейся крови. Ана вновь стала замечать, как она дышит - воздуха не хватало, сейчас нужно сделать глубокий вздох. Нив предлагал ей делать уколы в бедро, но она не хотела - сама не понимая, почему. Поезд уносил ее к очередной пересадке. В вагоне звучала музыка, заглушая голоса люд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7M09S</meta:editing-duration>
    <meta:editing-cycles>316</meta:editing-cycles>
    <meta:generator>OpenOffice.org/3.1$Win32 OpenOffice.org_project/310m11$Build-9399</meta:generator>
    <dc:date>2010-01-22T03:43:23.64</dc:date>
    <dc:creator>Василий Воронков</dc:creator>
    <meta:document-statistic meta:table-count="0" meta:image-count="0" meta:object-count="0" meta:page-count="11" meta:paragraph-count="88" meta:word-count="4008" meta:character-count="25813"/>
    <meta:user-defined meta:name="Info 1"/>
    <meta:user-defined meta:name="Info 2"/>
    <meta:user-defined meta:name="Info 3"/>
    <meta:user-defined meta:name="Info 4"/>
  </office:meta>
</office:document-meta>
</file>